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2">陳真</text:span><text:span text:style-name="T3"><text:s/>  |  2020.01.01 12:03   |   </text:span><text:a xlink:type="simple" xlink:href="http://palinfo.habago.org/Entry?Command=Information_PrintForum&amp;iPage=1#FORUM38335"><text:span text:style-name="T4">#</text:span></text:a></text:p>
      <text:p text:style-name="P6"><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5"><text:span text:style-name="T2">謝穎芝</text:span><text:span text:style-name="T3"><text:s/>  |  2020.01.01 12:02   |   </text:span><text:a xlink:type="simple" xlink:href="http://palinfo.habago.org/Entry?Command=Information_PrintForum&amp;iPage=1#FORUM38334"><text:span text:style-name="T4">#</text:span></text:a></text:p>
      <text:p text:style-name="P7"><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